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ainerLayoutManager.getGeneratesBlock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notifyBorder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ContainerBreaker.BlockContainerBreaker( BlockContainerLayoutManager bclm , MinOptMax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Breaker.doPhase3( PageBreakingAlgorithm alg , int partCount , BlockSequence originalList , BlockSequence effectiv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ContainerLayoutManag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lockContainerBreaker.getDifferenceOfFir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ContainerBreaker.getOverflow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Position.getBre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getContentArea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ContainerLayoutManager.is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isPartOverflowRecovery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ContainerLayoutManager.notifySpace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lockContainerBreaker.isOverfl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ainer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ainerLayoutManager.addAreas( PositionIterator parentIter , LayoutContext layoutContex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BlockContainerBreaker.isSinglePartFav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BlockContainerLayoutManager( BlockContainer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finishPart( PageBreakingAlgorithm alg , PageBreakPosition p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ontainer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LayoutManager.notifyPadding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ContainerLayoutManager.updateRelDims( double xOffset , double yOffset , boolean skipAuto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ckContainerLayoutManager.getParentArea( Area childAre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lockContainerBreaker.addAreas( PositionIterator posIter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hasMor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getNextKnuthElements( LayoutContext context ,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ContainerLayoutManager.negotiateBPDAdjustment( int adj , KnuthElement las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getSpace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rese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ckContainer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Breaker.observeElementList( List elem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Breaker.getCurrentChild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getBPInd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ainerLayoutManager.getBlockContainer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getGeneratesReferenc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createLayou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ainerLayoutManager.getNextKnuthElements( LayoutContext context , int alignmen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BlockContainerLayoutManager.needCl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Breaker.getCurren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Breaker.getTopLevel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ainerLayoutManager.getRotated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LayoutManager.discardSpace( KnuthGlue spaceG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ontainerPosition.BlockContainerPosition( LayoutManager lm , BlockContainerBreaker bre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ontainerLayoutManager.getNextKnuthElementsAbsolute( LayoutContext context , int alignme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BlockContainerLayoutManager.getAbsOffse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ckContainerBreaker.addContainedAre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ContainerLayoutManager.isAbsoluteOrFix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